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800000150747E9FB1.pn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4063in" fo:margin-left="0.075in" style:page-number="auto" table:align="left"/>
    </style:style>
    <style:style style:name="Table1.A" style:family="table-column">
      <style:table-column-properties style:column-width="0.9417in"/>
    </style:style>
    <style:style style:name="Table1.B" style:family="table-column">
      <style:table-column-properties style:column-width="5.4646in"/>
    </style:style>
    <style:style style:name="Table1.1" style:family="table-row">
      <style:table-row-properties style:min-row-height="1.0236in" style:use-optimal-row-height="false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2" style:family="table">
      <style:table-properties style:width="5.9194in" fo:margin-left="0.575in" table:align="left"/>
    </style:style>
    <style:style style:name="Table2.A" style:family="table-column">
      <style:table-column-properties style:column-width="0.4938in"/>
    </style:style>
    <style:style style:name="Table2.B" style:family="table-column">
      <style:table-column-properties style:column-width="1.7826in"/>
    </style:style>
    <style:style style:name="Table2.C" style:family="table-column">
      <style:table-column-properties style:column-width="1.2799in"/>
    </style:style>
    <style:style style:name="Table2.D" style:family="table-column">
      <style:table-column-properties style:column-width="2.3632in"/>
    </style:style>
    <style:style style:name="Table2.1" style:family="table-row">
      <style:table-row-properties style:min-row-height="0.3931in" style:use-optimal-row-height="false"/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3938in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ize="9pt" fo:font-weight="bold" style:font-size-asian="9pt" style:font-weight-asian="bold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size="9pt" style:font-size-asian="9pt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top="0in" fo:margin-bottom="0in" fo:text-align="center" style:justify-single-word="false">
        <style:tab-stops>
          <style:tab-stop style:position="4.4043in"/>
        </style:tab-stops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text-align="center" style:justify-single-word="false"/>
      <style:text-properties fo:font-size="18pt" fo:language="sv" fo:country="SE" style:font-size-asian="18pt" style:font-size-complex="18pt"/>
    </style:style>
    <style:style style:name="P8" style:family="paragraph" style:parent-style-name="Normal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3.6772in"/>
        </style:tab-stops>
      </style:paragraph-properties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justify" style:justify-single-word="false"/>
      <style:text-properties fo:language="en" fo:country="ID"/>
    </style:style>
    <style:style style:name="P11" style:family="paragraph" style:parent-style-name="Normal">
      <style:text-properties fo:language="id" fo:country="ID"/>
    </style:style>
    <style:style style:name="P12" style:family="paragraph" style:parent-style-name="Normal">
      <style:paragraph-properties fo:text-align="justify" style:justify-single-word="false"/>
      <style:text-properties fo:language="id" fo:country="ID"/>
    </style:style>
    <style:style style:name="P13" style:family="paragraph" style:parent-style-name="Normal">
      <style:paragraph-properties fo:margin-left="3in" fo:margin-right="0in" fo:text-indent="0.5in" style:auto-text-indent="false">
        <style:tab-stops/>
      </style:paragraph-properties>
    </style:style>
    <style:style style:name="P14" style:family="paragraph" style:parent-style-name="Normal">
      <style:paragraph-properties fo:margin-left="3.5in" fo:margin-right="0in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.5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16" style:family="paragraph" style:parent-style-name="Normal">
      <style:paragraph-properties fo:margin-left="0.5in" fo:margin-right="0in" fo:text-indent="0in" style:auto-text-indent="false">
        <style:tab-stops>
          <style:tab-stop style:position="0in"/>
        </style:tab-stops>
      </style:paragraph-properties>
    </style:style>
    <style:style style:name="P17" style:family="paragraph" style:parent-style-name="List_20_Paragraph">
      <style:paragraph-properties fo:margin-left="0.0335in" fo:margin-right="-0.0173in" fo:text-indent="0in" style:auto-text-indent="false">
        <style:tab-stops/>
      </style:paragraph-properties>
      <style:text-properties fo:language="id" fo:country="ID"/>
    </style:style>
    <style:style style:name="P18" style:family="paragraph" style:parent-style-name="List_20_Paragraph" style:list-style-name="L1"/>
    <style:style style:name="T1" style:family="text">
      <style:text-properties fo:font-size="9pt" fo:language="id" fo:country="ID" fo:font-weight="bold" style:font-size-asian="9pt" style:language-asian="id" style:country-asian="ID" style:font-weight-asian="bold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style:font-name="Times New Roman" fo:font-size="8.5pt" fo:language="sv" fo:country="SE" style:font-size-asian="8.5pt" style:font-size-complex="8.5pt"/>
    </style:style>
    <style:style style:name="T5" style:family="text">
      <style:text-properties style:font-name="Times New Roman" fo:font-size="8.5pt" fo:language="id" fo:country="ID" style:font-size-asian="8.5pt" style:font-size-complex="8.5pt"/>
    </style:style>
    <style:style style:name="T6" style:family="text">
      <style:text-properties style:font-name="Times New Roman" fo:font-size="8.5pt" style:font-size-asian="8.5pt" style:font-size-complex="8.5pt"/>
    </style:style>
    <style:style style:name="T7" style:family="text">
      <style:text-properties fo:font-weight="bold" style:font-weight-asian="bold"/>
    </style:style>
    <style:style style:name="T8" style:family="text">
      <style:text-properties fo:language="en" fo:country="I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Default_20_Paragraph_20_Font"><text:span text:style-name="T3"><draw:frame draw:style-name="fr2" draw:name="Picture 1" text:anchor-type="as-char" svg:y="0in" svg:width="0.6898in" style:rel-width="scale" svg:height="0.8398in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7">PEMERINTAH KOTA YOGYAKARTA</text:p>
            <text:p text:style-name="P7">DINAS PENDIDIKAN</text:p>
            <text:p text:style-name="P5"><text:span text:style-name="Default_20_Paragraph_20_Font"><text:span text:style-name="T4"> Jl. Hayam Wuruk No 11 </text:span></text:span><text:span text:style-name="Default_20_Paragraph_20_Font"><text:span text:style-name="T5">Yogyakarta Kode Pos : 552</text:span></text:span><text:span text:style-name="Default_20_Paragraph_20_Font"><text:span text:style-name="T4">12 </text:span></text:span><text:span text:style-name="Default_20_Paragraph_20_Font"><text:span text:style-name="T5">Telepon (0274) 512956, 563078, Fax (0274) 512956</text:span></text:span></text:p>
            <text:p text:style-name="P4"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Default_20_Paragraph_20_Font"><text:span text:style-name="T6">pendidikan@jogja.go.id</text:span></text:span></text:a><text:span text:style-name="Default_20_Paragraph_20_Font"><text:span text:style-name="T6"> EMAIL INTRANET :</text:span></text:span><text:a xlink:type="simple" xlink:href="mailto:pendidikan@intra.jogja.go.id" office:target-frame-name="_top" xlink:show="replace" text:style-name="Internet_20_link" text:visited-style-name="Visited_20_Internet_20_Link"><text:span text:style-name="Default_20_Paragraph_20_Font"><text:span text:style-name="T6">pendidikan@intra.jogja.go.id</text:span></text:span></text:a></text:p>
            <text:p text:style-name="P4"><text:span text:style-name="Default_20_Paragraph_20_Font"><text:span text:style-name="T5">HOTLINE SMS : 08122780001,2740 HOT LINE EMAIL : </text:span></text:span><text:a xlink:type="simple" xlink:href="mailto:upik@jogjakota.go.id" office:target-frame-name="_top" xlink:show="replace" text:style-name="Internet_20_link" text:visited-style-name="Visited_20_Internet_20_Link"><text:span text:style-name="Default_20_Paragraph_20_Font"><text:span text:style-name="T6">upik@jogjakota.go.id</text:span></text:span></text:a></text:p>
            <text:p text:style-name="P4"><text:span text:style-name="Default_20_Paragraph_20_Font"><text:span text:style-name="T5">WEB SITE : </text:span></text:span><text:a xlink:type="simple" xlink:href="http://www.jogjakota.go.id/" office:target-frame-name="_top" xlink:show="replace" text:style-name="Internet_20_link" text:visited-style-name="Visited_20_Internet_20_Link"><text:span text:style-name="Default_20_Paragraph_20_Font"><text:span text:style-name="T4">www.jogjakota.go.id</text:span></text:span></text:a></text:p>
          </table:table-cell>
        </table:table-row>
      </table:table>
      <text:p text:style-name="Normal"><text:s/></text:p>
      <text:p text:style-name="Normal">Nomor :<text:tab/><text:tab/><text:tab/><text:tab/><text:tab/></text:p>
      <text:p text:style-name="Normal">Lamp<text:tab/>:</text:p>
      <text:p text:style-name="P8">Hal<text:tab/>: Permohonan Cuti Besar Umroh</text:p>
      <text:p text:style-name="P8"><text:tab/> <text:s/>Pegawai Negeri Sipil</text:p>
      <text:p text:style-name="Normal"><text:tab/> <text:s/><text:tab/><text:tab/><text:tab/></text:p>
      <text:p text:style-name="P13"><text:s/>Kepada</text:p>
      <text:p text:style-name="Normal"><text:tab/><text:tab/><text:tab/><text:tab/><text:tab/><text:tab/><text:tab/>Yth. <text:span text:style-name="Default_20_Paragraph_20_Font"><text:span text:style-name="T2">[onshow.kepada]</text:span></text:span></text:p>
      <text:p text:style-name="P14">melalui Kepala Badan Kepegawaian Daerah<text:tab/> <text:s/></text:p>
      <text:p text:style-name="Normal"><text:s/><text:tab/><text:tab/><text:tab/><text:tab/><text:tab/><text:tab/><text:tab/>Kota Yogyakarta</text:p>
      <text:p text:style-name="Normal"><text:tab/><text:tab/><text:tab/><text:tab/><text:tab/><text:tab/><text:tab/></text:p>
      <text:p text:style-name="P13">Di Yogyakarta</text:p>
      <text:p text:style-name="Normal"><text:s text:c="2"/></text:p>
      <text:p text:style-name="Normal"><text:s text:c="2"/></text:p>
      <text:p text:style-name="P15">Dengan hormat,</text:p>
      <text:p text:style-name="P15">bersama ini kami teruskan berkas permohonan Cuti Besar dalam rangka melaksanakan <text:s/>Ibadah Umroh mulai tanggal<text:span text:style-name="Default_20_Paragraph_20_Font"><text:span text:style-name="T7"> [onshow.tanggalmulai1] s.d. [onshow.tanggalselesai1],</text:span></text:span> bagi Pegawai Negeri Sipil di lingkungan Dinas Pendidikan Yogyakarta:</text:p>
      <text:p text:style-name="P16"><text:s/></text:p>
      <text:p text:style-name="Normal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No</text:p>
          </table:table-cell>
          <table:table-cell table:style-name="Table2.A1" office:value-type="string">
            <text:p text:style-name="P9">Nama/NIP</text:p>
          </table:table-cell>
          <table:table-cell table:style-name="Table2.A1" office:value-type="string">
            <text:p text:style-name="P9">Pangkat/Gol</text:p>
          </table:table-cell>
          <table:table-cell table:style-name="Table2.A1" office:value-type="string">
            <text:p text:style-name="P9">Jabatan</text:p>
            <text:p text:style-name="P9"/>
          </table:table-cell>
        </table:table-row>
        <table:table-row table:style-name="Table2.2">
          <table:table-cell table:style-name="Table2.A1" office:value-type="string">
            <text:p text:style-name="P17">[a.nomer].</text:p>
          </table:table-cell>
          <table:table-cell table:style-name="Table2.A1" office:value-type="string">
            <text:p text:style-name="Normal"><text:span text:style-name="Default_20_Paragraph_20_Font"><text:span text:style-name="T2">[a.nama]</text:span></text:span></text:p>
            <text:p text:style-name="Normal"><text:span text:style-name="Default_20_Paragraph_20_Font"><text:span text:style-name="T2">[a.nip; block=tbs:row]</text:span></text:span></text:p>
            <text:p text:style-name="Normal"/>
          </table:table-cell>
          <table:table-cell table:style-name="Table2.A1" office:value-type="string">
            <text:p text:style-name="P10">[a.pangkat],</text:p>
            <text:p text:style-name="P12">[a.golongan]</text:p>
          </table:table-cell>
          <table:table-cell table:style-name="Table2.A1" office:value-type="string">
            <text:p text:style-name="P11">[a.jabatan]</text:p>
            <text:p text:style-name="Normal"/>
          </table:table-cell>
        </table:table-row>
      </table:table>
      <text:p text:style-name="Normal"><text:s text:c="3"/></text:p>
      <text:p text:style-name="Normal"><text:s text:c="11"/>Demikian atas perhatian dan perkenannya kami haturkan terima kasih.</text:p>
      <text:p text:style-name="Normal"><text:s text:c="11"/><text:tab/> <text:tab/><text:tab/><text:tab/><text:tab/><text:tab/><text:tab/><text:tab/></text:p>
      <text:p text:style-name="P14"/>
      <text:p text:style-name="P14">Yogyakarta, <text:s/><text:span text:style-name="Default_20_Paragraph_20_Font"><text:span text:style-name="T8">[onshow.tanggal]</text:span></text:span></text:p>
      <text:p text:style-name="P14"><text:span text:style-name="Default_20_Paragraph_20_Font"><text:span text:style-name="T8">Kepala,</text:span></text:span>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tab/></text:p>
      <text:p text:style-name="Normal">Tembusan.</text:p>
      <text:list xml:id="list7105738024331810102" text:style-name="L1"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margin-top="0in" fo:margin-bottom="0in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tru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tru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Text_20_body">
      <style:paragraph-properties fo:margin-top="0in" fo:margin-bottom="0in" fo:text-align="center" style:justify-single-word="false"/>
      <style:text-properties fo:font-size="9pt" fo:font-weight="bold" style:font-size-asian="9pt" style:font-weight-asian="bold"/>
    </style:style>
    <style:style style:name="MP3" style:family="paragraph" style:parent-style-name="Text_20_body">
      <style:paragraph-properties fo:margin-top="0in" fo:margin-bottom="0in" fo:text-align="center" style:justify-single-word="false"/>
      <style:text-properties fo:font-size="9pt" style:font-size-asian="9pt"/>
    </style:style>
    <style:style style:name="MT1" style:family="text">
      <style:text-properties fo:font-size="9pt" fo:language="id" fo:country="ID" fo:font-weight="bold" style:font-size-asian="9pt" style:language-asian="id" style:country-asian="ID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4598in" fo:page-height="12.9902in" style:num-format="1" style:print-orientation="portrait" fo:margin-top="0.5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graphics1" text:anchor-type="paragraph" svg:x="0in" svg:y="-0.002in" svg:width="0.7516in" style:rel-width="scale" svg:height="1.0925in" style:rel-height="scale" draw:z-index="0"><draw:image xlink:href="Pictures/10000201000000B800000150747E9FB1.png" xlink:type="simple" xlink:show="embed" xlink:actuate="onLoad"/></draw:frame><text:span text:style-name="Default_20_Paragraph_20_Font"><text:span text:style-name="MT1"/></text:span></text:p>
        <text:p text:style-name="MP2"/>
        <text:p text:style-name="MP2">SEGORO  AMARTO</text:p>
        <text:p text:style-name="MP3">SEMANGAT GOTONG ROYONG AGAWE MAJUNE  NGAYOGYAKARTO</text:p>
        <text:p text:style-name="MP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arlina</meta:initial-creator>
    <meta:creation-date>2016-02-02T03:30:00Z</meta:creation-date>
    <dc:date>2016-02-17T15:15:52.31</dc:date>
    <meta:print-date>2007-04-25T19:19:00Z</meta:print-date>
    <meta:editing-cycles>16</meta:editing-cycles>
    <meta:editing-duration>PT6M23S</meta:editing-duration>
    <meta:document-statistic meta:table-count="2" meta:image-count="2" meta:object-count="0" meta:page-count="1" meta:paragraph-count="47" meta:word-count="142" meta:character-count="1198"/>
    <meta:template xlink:type="simple" xlink:actuate="onRequest" xlink:title="" xlink:href="Normal"/>
  </office:meta>
</office:document-meta>
</file>